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7" style:family="table">
      <style:table-properties style:width="5.6354in" fo:margin-left="0in" fo:margin-right="1.2896in" table:align="margins"/>
    </style:style>
    <style:style style:name="Table17.A" style:family="table-column">
      <style:table-column-properties style:column-width="1.334in" style:rel-column-width="15513*"/>
    </style:style>
    <style:style style:name="Table17.B" style:family="table-column">
      <style:table-column-properties style:column-width="3.1896in" style:rel-column-width="37094*"/>
    </style:style>
    <style:style style:name="Table17.C" style:family="table-column">
      <style:table-column-properties style:column-width="1.1118in" style:rel-column-width="1292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7813in" fo:margin-left="0in" fo:margin-right="0.1438in" table:align="margins"/>
    </style:style>
    <style:style style:name="Table18.A" style:family="table-column">
      <style:table-column-properties style:column-width="1.1576in" style:rel-column-width="11187*"/>
    </style:style>
    <style:style style:name="Table18.B" style:family="table-column">
      <style:table-column-properties style:column-width="1.334in" style:rel-column-width="12893*"/>
    </style:style>
    <style:style style:name="Table18.C" style:family="table-column">
      <style:table-column-properties style:column-width="0.7194in" style:rel-column-width="6950*"/>
    </style:style>
    <style:style style:name="Table18.D" style:family="table-column">
      <style:table-column-properties style:column-width="1.7868in" style:rel-column-width="17265*"/>
    </style:style>
    <style:style style:name="Table18.E" style:family="table-column">
      <style:table-column-properties style:column-width="1.784in" style:rel-column-width="17240*"/>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19" style:family="table">
      <style:table-properties style:width="6.4792in" fo:margin-left="0in" fo:margin-right="0.4458in" table:align="margins"/>
    </style:style>
    <style:style style:name="Table19.A" style:family="table-column">
      <style:table-column-properties style:column-width="1.334in" style:rel-column-width="13493*"/>
    </style:style>
    <style:style style:name="Table19.B" style:family="table-column">
      <style:table-column-properties style:column-width="1.5014in" style:rel-column-width="15187*"/>
    </style:style>
    <style:style style:name="Table19.C" style:family="table-column">
      <style:table-column-properties style:column-width="1.4in" style:rel-column-width="14161*"/>
    </style:style>
    <style:style style:name="Table19.D" style:family="table-column">
      <style:table-column-properties style:column-width="2.2438in" style:rel-column-width="22694*"/>
    </style:style>
    <style:style style:name="Table19.A1" style:family="table-cell">
      <style:table-cell-properties fo:padding="0.0382in" fo:border-left="0.0007in solid #000000" fo:border-right="none" fo:border-top="0.0007in solid #000000" fo:border-bottom="0.0007in solid #000000"/>
    </style:style>
    <style:style style:name="Table19.D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20" style:family="table">
      <style:table-properties style:width="6.4792in" fo:margin-left="0in" fo:margin-right="0.4458in" table:align="margins"/>
    </style:style>
    <style:style style:name="Table20.A" style:family="table-column">
      <style:table-column-properties style:column-width="1.334in" style:rel-column-width="13493*"/>
    </style:style>
    <style:style style:name="Table20.B" style:family="table-column">
      <style:table-column-properties style:column-width="1.5014in" style:rel-column-width="15187*"/>
    </style:style>
    <style:style style:name="Table20.C" style:family="table-column">
      <style:table-column-properties style:column-width="1.4in" style:rel-column-width="14161*"/>
    </style:style>
    <style:style style:name="Table20.D" style:family="table-column">
      <style:table-column-properties style:column-width="2.2438in" style:rel-column-width="22694*"/>
    </style:style>
    <style:style style:name="Table20.A1" style:family="table-cell">
      <style:table-cell-properties fo:padding="0.0382in" fo:border-left="0.0007in solid #000000" fo:border-right="none" fo:border-top="0.0007in solid #000000" fo:border-bottom="0.0007in solid #000000"/>
    </style:style>
    <style:style style:name="Table20.D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2.8854in" fo:margin-left="0in" fo:margin-right="4.0396in" table:align="margins"/>
    </style:style>
    <style:style style:name="Table21.A" style:family="table-column">
      <style:table-column-properties style:column-width="1.3347in" style:rel-column-width="30312*"/>
    </style:style>
    <style:style style:name="Table21.B" style:family="table-column">
      <style:table-column-properties style:column-width="1.5507in" style:rel-column-width="35223*"/>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 style:family="table">
      <style:table-properties style:width="1.8896in" table:align="left"/>
    </style:style>
    <style:style style:name="Table2.A" style:family="table-column">
      <style:table-column-properties style:column-width="0.3965in"/>
    </style:style>
    <style:style style:name="Table2.B" style:family="table-column">
      <style:table-column-properties style:column-width="0.6042in"/>
    </style:style>
    <style:style style:name="Table2.C" style:family="table-column">
      <style:table-column-properties style:column-width="0.8889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3" style:family="table">
      <style:table-properties style:width="1.8028in" table:align="left"/>
    </style:style>
    <style:style style:name="Table3.A" style:family="table-column">
      <style:table-column-properties style:column-width="1.041in"/>
    </style:style>
    <style:style style:name="Table3.B" style:family="table-column">
      <style:table-column-properties style:column-width="0.7618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1" style:family="table">
      <style:table-properties style:width="1.8896in" table:align="left"/>
    </style:style>
    <style:style style:name="Table1.A" style:family="table-column">
      <style:table-column-properties style:column-width="0.3965in"/>
    </style:style>
    <style:style style:name="Table1.B" style:family="table-column">
      <style:table-column-properties style:column-width="0.6042in"/>
    </style:style>
    <style:style style:name="Table1.C" style:family="table-column">
      <style:table-column-properties style:column-width="0.8889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P1" style:family="paragraph" style:parent-style-name="Footer">
      <style:text-properties fo:font-size="10pt" style:font-size-asian="10pt" style:font-size-complex="10pt"/>
    </style:style>
    <style:style style:name="P2" style:family="paragraph" style:parent-style-name="Text_20_body">
      <style:paragraph-properties fo:text-align="start" style:justify-single-word="false"/>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center"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Table_20_Heading">
      <style:paragraph-properties fo:text-align="center" style:justify-single-word="false"/>
    </style:style>
    <style:style style:name="P8" style:family="paragraph" style:parent-style-name="Standard" style:list-style-name="L3"/>
    <style:style style:name="P9" style:family="paragraph" style:parent-style-name="Standard" style:list-style-name="L3">
      <style:text-properties fo:font-style="normal" style:font-style-asian="normal" style:font-style-complex="normal"/>
    </style:style>
    <style:style style:name="P10" style:family="paragraph" style:parent-style-name="Standard">
      <style:paragraph-properties fo:margin-left="0in" fo:margin-right="0in" fo:margin-top="0in" fo:margin-bottom="0.1in" fo:text-align="justify" style:justify-single-word="false" fo:text-indent="0in" style:auto-text-indent="false"/>
    </style:style>
    <style:style style:name="P11" style:family="paragraph" style:parent-style-name="Standard" style:list-style-name="L9">
      <style:paragraph-properties fo:margin-left="0in" fo:margin-right="0in" fo:margin-top="0in" fo:margin-bottom="0.1in" fo:text-align="justify" style:justify-single-word="false" fo:text-indent="0in" style:auto-text-indent="false"/>
    </style:style>
    <style:style style:name="P12" style:family="paragraph" style:parent-style-name="Standard">
      <style:paragraph-properties fo:margin-left="0in" fo:margin-right="0in" fo:margin-top="0in" fo:margin-bottom="0.1in" fo:text-align="justify" style:justify-single-word="false" fo:text-indent="0in" style:auto-text-indent="false"/>
      <style:text-properties fo:font-style="normal" style:font-style-asian="normal" style:font-style-complex="normal"/>
    </style:style>
    <style:style style:name="P13" style:family="paragraph" style:parent-style-name="Text_20_body" style:list-style-name="L1">
      <style:paragraph-properties fo:text-align="start" style:justify-single-word="false"/>
      <style:text-properties fo:font-weight="normal" style:font-weight-asian="normal" style:font-weight-complex="normal"/>
    </style:style>
    <style:style style:name="P14" style:family="paragraph" style:parent-style-name="Text_20_body" style:list-style-name="L2"/>
    <style:style style:name="P15" style:family="paragraph" style:parent-style-name="Text_20_body" style:list-style-name="L2">
      <style:text-properties fo:font-style="normal" style:font-style-asian="normal" style:font-style-complex="normal"/>
    </style:style>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6">
      <style:text-properties fo:font-style="normal" style:font-style-asian="normal" style:font-style-complex="normal"/>
    </style:style>
    <style:style style:name="P20" style:family="paragraph" style:parent-style-name="Text_20_body" style:list-style-name="L7">
      <style:text-properties fo:font-style="normal" style:font-style-asian="normal" style:font-style-complex="normal"/>
    </style:style>
    <style:style style:name="P21" style:family="paragraph" style:parent-style-name="Text_20_body" style:list-style-name="L6">
      <style:text-properties fo:font-style="normal" fo:font-weight="normal" style:font-style-asian="normal" style:font-weight-asian="normal" style:font-style-complex="normal" style:font-weight-complex="normal"/>
    </style:style>
    <style:style style:name="P22" style:family="paragraph" style:parent-style-name="Text_20_body" style:list-style-name="L7"/>
    <style:style style:name="P23" style:family="paragraph" style:parent-style-name="Text_20_body" style:list-style-name="L8"/>
    <style:style style:name="P24" style:family="paragraph" style:parent-style-name="Heading_20_1">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style:text-underline-style="solid" style:text-underline-width="auto" style:text-underline-color="font-color"/>
    </style:style>
    <style:style style:name="P26" style:family="paragraph" style:parent-style-name="Table_20_Contents">
      <style:paragraph-properties fo:text-align="justify" style:justify-single-word="false"/>
    </style:style>
    <style:style style:name="P2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839in" text:min-label-width="0.25in"/>
      </text:list-level-style-number>
      <text:list-level-style-number text:level="2" text:style-name="Numbering_20_Symbols" style:num-suffix="." style:num-format="1">
        <style:list-level-properties text:space-before="0.7839in" text:min-label-width="0.25in"/>
      </text:list-level-style-number>
      <text:list-level-style-number text:level="3" text:style-name="Numbering_20_Symbols" style:num-suffix="." style:num-format="1">
        <style:list-level-properties text:space-before="1.2839in" text:min-label-width="0.25in"/>
      </text:list-level-style-number>
      <text:list-level-style-number text:level="4" text:style-name="Numbering_20_Symbols" style:num-suffix="." style:num-format="1">
        <style:list-level-properties text:space-before="1.7839in" text:min-label-width="0.25in"/>
      </text:list-level-style-number>
      <text:list-level-style-number text:level="5" text:style-name="Numbering_20_Symbols" style:num-suffix="." style:num-format="1">
        <style:list-level-properties text:space-before="2.2839in" text:min-label-width="0.25in"/>
      </text:list-level-style-number>
      <text:list-level-style-number text:level="6" text:style-name="Numbering_20_Symbols" style:num-suffix="." style:num-format="1">
        <style:list-level-properties text:space-before="2.7839in" text:min-label-width="0.25in"/>
      </text:list-level-style-number>
      <text:list-level-style-number text:level="7" text:style-name="Numbering_20_Symbols" style:num-suffix="." style:num-format="1">
        <style:list-level-properties text:space-before="3.2839in" text:min-label-width="0.25in"/>
      </text:list-level-style-number>
      <text:list-level-style-number text:level="8" text:style-name="Numbering_20_Symbols" style:num-suffix="." style:num-format="1">
        <style:list-level-properties text:space-before="3.7839in" text:min-label-width="0.25in"/>
      </text:list-level-style-number>
      <text:list-level-style-number text:level="9" text:style-name="Numbering_20_Symbols" style:num-suffix="." style:num-format="1">
        <style:list-level-properties text:space-before="4.2839in" text:min-label-width="0.25in"/>
      </text:list-level-style-number>
      <text:list-level-style-number text:level="10" text:style-name="Numbering_20_Symbols" style:num-suffix="." style:num-format="1">
        <style:list-level-properties text:space-before="4.7839in" text:min-label-width="0.25in"/>
      </text:list-level-style-number>
    </text:list-style>
    <style:style style:name="gr1"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he Relational Model</text:h>
      <text:p text:style-name="P2">The most prevalent model in databases is the relational database model. It is so successful because:</text:p>
      <text:list xml:id="list1983607294" text:style-name="L1">
        <text:list-item>
          <text:p text:style-name="P13">It corresponds with natural notions for modeling (the idea of writing data in tables, with rows and columns)</text:p>
        </text:list-item>
        <text:list-item>
          <text:p text:style-name="P13">It is based on set theory, and the concept of relations, which means things can be proved about its power</text:p>
        </text:list-item>
        <text:list-item>
          <text:p text:style-name="P13">We have invented efficient ways to implement it and optimize its performance.</text:p>
        </text:list-item>
      </text:list>
      <text:list xml:id="list1899237264" text:style-name="Numbering_20_1">
        <text:list-item>
          <text:p text:style-name="Heading_20_2">Informal introduction</text:p>
        </text:list-item>
      </text:list>
      <text:p text:style-name="Text_20_body">The relational model closely correspond with how we normally represent data. For example, imagine <text:s/>you are asked to create a class roster, containing the id, name and gender of students in a class. You'd probably come up with something like this:</text:p>
      <table:table table:name="Table17" table:style-name="Table17">
        <table:table-column table:style-name="Table17.A"/>
        <table:table-column table:style-name="Table17.B"/>
        <table:table-column table:style-name="Table17.C"/>
        <table:table-row>
          <table:table-cell table:style-name="Table17.A1" office:value-type="string">
            <text:p text:style-name="P7">Id</text:p>
          </table:table-cell>
          <table:table-cell table:style-name="Table17.A1" office:value-type="string">
            <text:p text:style-name="Table_20_Heading">Name</text:p>
          </table:table-cell>
          <table:table-cell table:style-name="Table17.C1" office:value-type="string">
            <text:p text:style-name="P7">Gender</text:p>
          </table:table-cell>
        </table:table-row>
        <table:table-row>
          <table:table-cell table:style-name="Table17.A2" office:value-type="string">
            <text:p text:style-name="P5">12345</text:p>
          </table:table-cell>
          <table:table-cell table:style-name="Table17.A2" office:value-type="string">
            <text:p text:style-name="Table_20_Contents"><text:s text:c="2"/>Orlando Karam</text:p>
          </table:table-cell>
          <table:table-cell table:style-name="Table17.C2" office:value-type="string">
            <text:p text:style-name="P5">M</text:p>
          </table:table-cell>
        </table:table-row>
        <table:table-row>
          <table:table-cell table:style-name="Table17.A2" office:value-type="string">
            <text:p text:style-name="P5">34567</text:p>
          </table:table-cell>
          <table:table-cell table:style-name="Table17.A2" office:value-type="string">
            <text:p text:style-name="Table_20_Contents"><text:s text:c="2"/>Lina Colli</text:p>
          </table:table-cell>
          <table:table-cell table:style-name="Table17.C2" office:value-type="string">
            <text:p text:style-name="P5">F</text:p>
          </table:table-cell>
        </table:table-row>
        <table:table-row>
          <table:table-cell table:style-name="Table17.A2" office:value-type="string">
            <text:p text:style-name="P5">...</text:p>
          </table:table-cell>
          <table:table-cell table:style-name="Table17.A2" office:value-type="string">
            <text:p text:style-name="Table_20_Contents"><text:s text:c="5"/>...</text:p>
          </table:table-cell>
          <table:table-cell table:style-name="Table17.C2" office:value-type="string">
            <text:p text:style-name="P5">...</text:p>
          </table:table-cell>
        </table:table-row>
      </table:table>
      <text:p text:style-name="Text_20_body"/>
      <text:p text:style-name="Text_20_body">There are a few issues that are not clear from the table, but I hope you'd agree:</text:p>
      <text:list xml:id="list1781882300" text:style-name="L2">
        <text:list-item>
          <text:p text:style-name="P14"><text:span text:style-name="T5">We wouldn't put the </text:span><text:span text:style-name="T3">same</text:span><text:span text:style-name="T5"> row twice; there can be no duplicates</text:span></text:p>
        </text:list-item>
        <text:list-item>
          <text:p text:style-name="P15">The order of the rows is not terribly important (although we would choose a particular order for convenience, if the rows were in a different one, we would still say it is the same table)</text:p>
        </text:list-item>
        <text:list-item>
          <text:p text:style-name="P14"><text:span text:style-name="T5">The order of the </text:span><text:span text:style-name="T3">columns</text:span><text:span text:style-name="T5"> is not terribly important either</text:span></text:p>
        </text:list-item>
        <text:list-item>
          <text:p text:style-name="P15">You'd expect the same kind of values to go in each column; that is, you wouldn't expect the value 12345 to appear in the gender column.</text:p>
        </text:list-item>
      </text:list>
      <text:p text:style-name="P3">These issues will become important when we formally define a relation (which is our fancy name for a table). Notice that we may leave some cells blank; in the relational model we use a special value called null for blank cells.</text:p>
      <text:p text:style-name="P3">Now, lets assume you are asked to add emails to the 'database', and we want to keep as many emails as a person would give us. We could try a couple of different modifications, that are not entirely satisfactory:</text:p>
      <text:list xml:id="list119103108" text:style-name="L3">
        <text:list-item>
          <text:p text:style-name="P16">We could add several fields, email1, email2 etc, yielding a table like this:</text:p>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7">Id</text:p>
          </table:table-cell>
          <table:table-cell table:style-name="Table18.A1" office:value-type="string">
            <text:p text:style-name="Table_20_Heading">Name</text:p>
          </table:table-cell>
          <table:table-cell table:style-name="Table18.A1" office:value-type="string">
            <text:p text:style-name="P7">Gender</text:p>
          </table:table-cell>
          <table:table-cell table:style-name="Table18.A1" office:value-type="string">
            <text:p text:style-name="P7">email1</text:p>
          </table:table-cell>
          <table:table-cell table:style-name="Table18.E1" office:value-type="string">
            <text:p text:style-name="P7">email2</text:p>
          </table:table-cell>
        </table:table-row>
        <table:table-row>
          <table:table-cell table:style-name="Table18.A2" office:value-type="string">
            <text:p text:style-name="P5">12345</text:p>
          </table:table-cell>
          <table:table-cell table:style-name="Table18.A2" office:value-type="string">
            <text:p text:style-name="Table_20_Contents"><text:s text:c="2"/>Orlando Karam</text:p>
          </table:table-cell>
          <table:table-cell table:style-name="Table18.A2" office:value-type="string">
            <text:p text:style-name="P5">M</text:p>
          </table:table-cell>
          <table:table-cell table:style-name="Table18.A2" office:value-type="string">
            <text:p text:style-name="P5"/>
          </table:table-cell>
          <table:table-cell table:style-name="Table18.E2" office:value-type="string">
            <text:p text:style-name="P5"/>
          </table:table-cell>
        </table:table-row>
        <table:table-row>
          <table:table-cell table:style-name="Table18.A2" office:value-type="string">
            <text:p text:style-name="P5">34567</text:p>
          </table:table-cell>
          <table:table-cell table:style-name="Table18.A2" office:value-type="string">
            <text:p text:style-name="Table_20_Contents"><text:s text:c="2"/>Lina Colli</text:p>
          </table:table-cell>
          <table:table-cell table:style-name="Table18.A2" office:value-type="string">
            <text:p text:style-name="P5">F</text:p>
          </table:table-cell>
          <table:table-cell table:style-name="Table18.A2" office:value-type="string">
            <text:p text:style-name="P5"/>
          </table:table-cell>
          <table:table-cell table:style-name="Table18.E2" office:value-type="string">
            <text:p text:style-name="P5"/>
          </table:table-cell>
        </table:table-row>
        <table:table-row>
          <table:table-cell table:style-name="Table18.A2" office:value-type="string">
            <text:p text:style-name="P5">...</text:p>
          </table:table-cell>
          <table:table-cell table:style-name="Table18.A2" office:value-type="string">
            <text:p text:style-name="Table_20_Contents"><text:s text:c="5"/>...</text:p>
          </table:table-cell>
          <table:table-cell table:style-name="Table18.A2" office:value-type="string">
            <text:p text:style-name="P5">...</text:p>
          </table:table-cell>
          <table:table-cell table:style-name="Table18.A2" office:value-type="string">
            <text:p text:style-name="P5"/>
          </table:table-cell>
          <table:table-cell table:style-name="Table18.E2" office:value-type="string">
            <text:p text:style-name="P5"/>
          </table:table-cell>
        </table:table-row>
      </table:table>
      <text:p text:style-name="P6">There are a couple of problems with this solution; first, we can only add a limited number of emails; also, we would be wasting space for people with fewer emails, and there may be data integrity issues (people filling email2 but not email1, etc)</text:p>
      <text:p text:style-name="P6"><text:soft-page-break/></text:p>
      <text:list xml:id="list1475911884" text:continue-list="list119103108" text:style-name="L3">
        <text:list-item text:start-value="1">
          <text:p text:style-name="P16"><text:s/>We could add one field, say emails, and give the field some internal structure; for example, ask people to list all their emails, separated by commas. This could yield to integrity problems again (some people separate with semicolon), and it makes the data opaque to the DBMS (and to programmers), which makes validation and use of the data harder.</text:p>
        </text:list-item>
        <text:list-item>
          <text:p text:style-name="P9">We could add one field, email and list all emails down from the person they belong to, as follows:</text:p>
        </text:list-item>
      </text:list>
      <text:p text:style-name="P6"/>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7">Id</text:p>
          </table:table-cell>
          <table:table-cell table:style-name="Table19.A1" office:value-type="string">
            <text:p text:style-name="Table_20_Heading">Name</text:p>
          </table:table-cell>
          <table:table-cell table:style-name="Table19.A1" office:value-type="string">
            <text:p text:style-name="P7">Gender</text:p>
          </table:table-cell>
          <table:table-cell table:style-name="Table19.D1" office:value-type="string">
            <text:p text:style-name="P7">emails</text:p>
          </table:table-cell>
        </table:table-row>
        <table:table-row>
          <table:table-cell table:style-name="Table19.A2" office:value-type="string">
            <text:p text:style-name="P5">12345</text:p>
          </table:table-cell>
          <table:table-cell table:style-name="Table19.A2" office:value-type="string">
            <text:p text:style-name="Table_20_Contents"><text:s text:c="2"/>Orlando Karam</text:p>
          </table:table-cell>
          <table:table-cell table:style-name="Table19.A2" office:value-type="string">
            <text:p text:style-name="P5">M</text:p>
          </table:table-cell>
          <table:table-cell table:style-name="Table19.D2" office:value-type="string">
            <text:p text:style-name="P5">ok@ok.com</text:p>
          </table:table-cell>
        </table:table-row>
        <table:table-row>
          <table:table-cell table:style-name="Table19.A2" office:value-type="string">
            <text:p text:style-name="P5"/>
          </table:table-cell>
          <table:table-cell table:style-name="Table19.A2" office:value-type="string">
            <text:p text:style-name="Table_20_Contents"/>
          </table:table-cell>
          <table:table-cell table:style-name="Table19.A2" office:value-type="string">
            <text:p text:style-name="P5"/>
          </table:table-cell>
          <table:table-cell table:style-name="Table19.D2" office:value-type="string">
            <text:p text:style-name="P5">ok@spsu.edu</text:p>
          </table:table-cell>
        </table:table-row>
        <table:table-row>
          <table:table-cell table:style-name="Table19.A2" office:value-type="string">
            <text:p text:style-name="P5"/>
          </table:table-cell>
          <table:table-cell table:style-name="Table19.A2" office:value-type="string">
            <text:p text:style-name="Table_20_Contents"/>
          </table:table-cell>
          <table:table-cell table:style-name="Table19.A2" office:value-type="string">
            <text:p text:style-name="P5"/>
          </table:table-cell>
          <table:table-cell table:style-name="Table19.D2" office:value-type="string">
            <text:p text:style-name="P5">ok@coldmail.com</text:p>
          </table:table-cell>
        </table:table-row>
        <table:table-row>
          <table:table-cell table:style-name="Table19.A2" office:value-type="string">
            <text:p text:style-name="P5">34567</text:p>
          </table:table-cell>
          <table:table-cell table:style-name="Table19.A2" office:value-type="string">
            <text:p text:style-name="Table_20_Contents"><text:s text:c="2"/>Lina Colli</text:p>
          </table:table-cell>
          <table:table-cell table:style-name="Table19.A2" office:value-type="string">
            <text:p text:style-name="P5">F</text:p>
          </table:table-cell>
          <table:table-cell table:style-name="Table19.D2" office:value-type="string">
            <text:p text:style-name="P5"/>
          </table:table-cell>
        </table:table-row>
        <table:table-row>
          <table:table-cell table:style-name="Table19.A2" office:value-type="string">
            <text:p text:style-name="P5">...</text:p>
          </table:table-cell>
          <table:table-cell table:style-name="Table19.A2" office:value-type="string">
            <text:p text:style-name="Table_20_Contents"><text:s text:c="5"/>...</text:p>
          </table:table-cell>
          <table:table-cell table:style-name="Table19.A2" office:value-type="string">
            <text:p text:style-name="P5">...</text:p>
          </table:table-cell>
          <table:table-cell table:style-name="Table19.D2" office:value-type="string">
            <text:p text:style-name="P5"/>
          </table:table-cell>
        </table:table-row>
      </table:table>
      <text:p text:style-name="Standard"><text:span text:style-name="T5">Here the problem is that the order of the rows becomes important ! Now if we sort the rows to view them differently, we mix up the emails of different people. Although this </text:span><text:span text:style-name="T3">could</text:span><text:span text:style-name="T5"> work for a simple spreadsheet, it wouldn't work for a large database.</text:span></text:p>
      <text:list xml:id="list136732149" text:continue-list="list1475911884" text:style-name="L3">
        <text:list-item text:start-value="1">
          <text:p text:style-name="P8"><text:span text:style-name="T5">We could add one field, emails, and </text:span><text:span text:style-name="T3">copy</text:span><text:span text:style-name="T5"> the other data for the row, as follows:</text:span></text:p>
        </text:list-item>
      </text:list>
      <text:p text:style-name="P6"/>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7">Id</text:p>
          </table:table-cell>
          <table:table-cell table:style-name="Table20.A1" office:value-type="string">
            <text:p text:style-name="Table_20_Heading">Name</text:p>
          </table:table-cell>
          <table:table-cell table:style-name="Table20.A1" office:value-type="string">
            <text:p text:style-name="P7">Gender</text:p>
          </table:table-cell>
          <table:table-cell table:style-name="Table20.D1" office:value-type="string">
            <text:p text:style-name="P7">emails</text:p>
          </table:table-cell>
        </table:table-row>
        <table:table-row>
          <table:table-cell table:style-name="Table20.A2" office:value-type="string">
            <text:p text:style-name="P5">12345</text:p>
          </table:table-cell>
          <table:table-cell table:style-name="Table20.A2" office:value-type="string">
            <text:p text:style-name="Table_20_Contents"><text:s text:c="2"/>Orlando Karam</text:p>
          </table:table-cell>
          <table:table-cell table:style-name="Table20.A2" office:value-type="string">
            <text:p text:style-name="P5">M</text:p>
          </table:table-cell>
          <table:table-cell table:style-name="Table20.D2" office:value-type="string">
            <text:p text:style-name="P5">ok@ok.com</text:p>
          </table:table-cell>
        </table:table-row>
        <table:table-row>
          <table:table-cell table:style-name="Table20.A2" office:value-type="string">
            <text:p text:style-name="P5">12345</text:p>
          </table:table-cell>
          <table:table-cell table:style-name="Table20.A2" office:value-type="string">
            <text:p text:style-name="Table_20_Contents"><text:s text:c="2"/>Orlando Karam</text:p>
          </table:table-cell>
          <table:table-cell table:style-name="Table20.A2" office:value-type="string">
            <text:p text:style-name="P5">M</text:p>
          </table:table-cell>
          <table:table-cell table:style-name="Table20.D2" office:value-type="string">
            <text:p text:style-name="P5">ok@spsu.edu</text:p>
          </table:table-cell>
        </table:table-row>
        <table:table-row>
          <table:table-cell table:style-name="Table20.A2" office:value-type="string">
            <text:p text:style-name="P5">12345</text:p>
          </table:table-cell>
          <table:table-cell table:style-name="Table20.A2" office:value-type="string">
            <text:p text:style-name="Table_20_Contents"><text:s text:c="2"/>Orlando Karam</text:p>
          </table:table-cell>
          <table:table-cell table:style-name="Table20.A2" office:value-type="string">
            <text:p text:style-name="P5">M</text:p>
          </table:table-cell>
          <table:table-cell table:style-name="Table20.D2" office:value-type="string">
            <text:p text:style-name="P5">ok@coldmail.com</text:p>
          </table:table-cell>
        </table:table-row>
        <table:table-row>
          <table:table-cell table:style-name="Table20.A2" office:value-type="string">
            <text:p text:style-name="P5">34567</text:p>
          </table:table-cell>
          <table:table-cell table:style-name="Table20.A2" office:value-type="string">
            <text:p text:style-name="Table_20_Contents"><text:s text:c="2"/>Lina Colli</text:p>
          </table:table-cell>
          <table:table-cell table:style-name="Table20.A2" office:value-type="string">
            <text:p text:style-name="P5">F</text:p>
          </table:table-cell>
          <table:table-cell table:style-name="Table20.D2" office:value-type="string">
            <text:p text:style-name="P5"/>
          </table:table-cell>
        </table:table-row>
        <table:table-row>
          <table:table-cell table:style-name="Table20.A2" office:value-type="string">
            <text:p text:style-name="P5">...</text:p>
          </table:table-cell>
          <table:table-cell table:style-name="Table20.A2" office:value-type="string">
            <text:p text:style-name="Table_20_Contents"><text:s text:c="5"/>...</text:p>
          </table:table-cell>
          <table:table-cell table:style-name="Table20.A2" office:value-type="string">
            <text:p text:style-name="P5">...</text:p>
          </table:table-cell>
          <table:table-cell table:style-name="Table20.D2" office:value-type="string">
            <text:p text:style-name="P5"/>
          </table:table-cell>
        </table:table-row>
      </table:table>
      <text:p text:style-name="P6">Now the problem is that we are repeating the same information many times; if we realized we had mistyped Orlando's name, we would need to change it in 3 different places. We will later talk about normalization, which deals with solving this issue.</text:p>
      <text:p text:style-name="P6"/>
      <text:p text:style-name="Standard"><text:span text:style-name="T5">Now, if we think hard, we would probably come up with the idea of having </text:span><text:span text:style-name="T3">two</text:span><text:span text:style-name="T5"> tables, one containing the person's data and another containing the emails; basically adding the following table to our original one:</text:span></text:p>
      <text:p text:style-name="P6"/>
      <table:table table:name="Table21" table:style-name="Table21">
        <table:table-column table:style-name="Table21.A"/>
        <table:table-column table:style-name="Table21.B"/>
        <table:table-row>
          <table:table-cell table:style-name="Table21.A1" office:value-type="string">
            <text:p text:style-name="P7">Id</text:p>
          </table:table-cell>
          <table:table-cell table:style-name="Table21.B1" office:value-type="string">
            <text:p text:style-name="P7">emails</text:p>
          </table:table-cell>
        </table:table-row>
        <table:table-row>
          <table:table-cell table:style-name="Table21.A2" office:value-type="string">
            <text:p text:style-name="P5">12345</text:p>
          </table:table-cell>
          <table:table-cell table:style-name="Table21.B2" office:value-type="string">
            <text:p text:style-name="P5">ok@ok.com</text:p>
          </table:table-cell>
        </table:table-row>
        <table:table-row>
          <table:table-cell table:style-name="Table21.A2" office:value-type="string">
            <text:p text:style-name="P5">12345</text:p>
          </table:table-cell>
          <table:table-cell table:style-name="Table21.B2" office:value-type="string">
            <text:p text:style-name="P5">ok@spsu.edu</text:p>
          </table:table-cell>
        </table:table-row>
        <table:table-row>
          <table:table-cell table:style-name="Table21.A2" office:value-type="string">
            <text:p text:style-name="P5">12345</text:p>
          </table:table-cell>
          <table:table-cell table:style-name="Table21.B2" office:value-type="string">
            <text:p text:style-name="P5">ok@coldmail.com</text:p>
          </table:table-cell>
        </table:table-row>
        <table:table-row>
          <table:table-cell table:style-name="Table21.A2" office:value-type="string">
            <text:p text:style-name="P5">34567</text:p>
          </table:table-cell>
          <table:table-cell table:style-name="Table21.B2" office:value-type="string">
            <text:p text:style-name="P5">lc@lc.com</text:p>
          </table:table-cell>
        </table:table-row>
        <table:table-row>
          <table:table-cell table:style-name="Table21.A2" office:value-type="string">
            <text:p text:style-name="P5">...</text:p>
          </table:table-cell>
          <table:table-cell table:style-name="Table21.B2" office:value-type="string">
            <text:p text:style-name="P5">...</text:p>
          </table:table-cell>
        </table:table-row>
      </table:table>
      <text:p text:style-name="P6"/>
      <text:p text:style-name="P3">Notice this requires two things:</text:p>
      <text:list xml:id="list1141405222" text:style-name="L4">
        <text:list-item>
          <text:p text:style-name="P17">There can be no two people in the original table with the same id (this ties with the concept of <text:soft-page-break/>primary key)</text:p>
        </text:list-item>
        <text:list-item>
          <text:p text:style-name="P17">Any values in the id field of the emails table needs to come from the id's of the original table (this is the idea of a foreign key)</text:p>
        </text:list-item>
      </text:list>
      <text:p text:style-name="Text_20_body"><text:span text:style-name="T5">This last solution works great as long as we have an easy way to go from one table to the other; the relational model provides this through the </text:span><text:span text:style-name="T3">join</text:span><text:span text:style-name="T5"> operation.</text:span></text:p>
      <text:list xml:id="list319030211" text:continue-list="list1899237264" text:style-name="Numbering_20_1">
        <text:list-item>
          <text:p text:style-name="Heading_20_2">Relational Schema Diagrams</text:p>
        </text:list-item>
      </text:list>
      <text:p text:style-name="P10">It is oftentimes convenient to represent a relational database schema in a diagram, instead of listing sample values (later on, we will use SQL to actually create the database). The conventions are relatively simple:</text:p>
      <text:list xml:id="list199168863" text:style-name="L9">
        <text:list-item>
          <text:p text:style-name="P11">For each table, we write its name, and then all its fields (we usually put the borders around the field names). </text:p>
        </text:list-item>
        <text:list-item>
          <text:p text:style-name="P11">The fields that form the primary key are underlined</text:p>
        </text:list-item>
        <text:list-item>
          <text:p text:style-name="P11">All foreign key relationships among tables are marked with an arrow that goes from the foreign key to the primary key. Optionally, you can <text:span text:style-name="T3">also</text:span><text:span text:style-name="T5"> dash-underline the foreign key, as Hoffer's oftentimes does. Notice you </text:span><text:span text:style-name="T3">always</text:span><text:span text:style-name="T5"> have to put the arrow.</text:span></text:p>
        </text:list-item>
      </text:list>
      <text:p text:style-name="P12">Probably the easiest way to create those diagrams is to use a modern word processor that allows you to create tables and to draw arrows on a page. In particular, recent versions of OpenOffice.org and MS Word allow you to do that (this document was typed with OpenOffice.org).</text:p>
      <text:p text:style-name="P12">So, if we have just one table, called Person (as in the example above) we can do:</text:p>
      <text:p text:style-name="P12">PERSON</text:p>
      <table:table table:name="Table1" table:style-name="Table1">
        <table:table-column table:style-name="Table1.A"/>
        <table:table-column table:style-name="Table1.B"/>
        <table:table-column table:style-name="Table1.C"/>
        <table:table-row>
          <table:table-cell table:style-name="Table1.A1" office:value-type="string">
            <text:p text:style-name="P25">Id</text:p>
          </table:table-cell>
          <table:table-cell table:style-name="Table1.A1" office:value-type="string">
            <text:p text:style-name="P26">Name</text:p>
          </table:table-cell>
          <table:table-cell table:style-name="Table1.C1" office:value-type="string">
            <text:p text:style-name="P26">Gender</text:p>
          </table:table-cell>
        </table:table-row>
      </table:table>
      <text:p text:style-name="P12"/>
      <text:p text:style-name="P12">And if we have related tables, we just draw arrows from the foreign keys to the primary keys. For example, if Person had a multi-valued emails attribute, we would need to use two tables, as follows:</text:p>
      <text:p text:style-name="P12">PERSON</text:p>
      <table:table table:name="Table2" table:style-name="Table2">
        <table:table-column table:style-name="Table2.A"/>
        <table:table-column table:style-name="Table2.B"/>
        <table:table-column table:style-name="Table2.C"/>
        <table:table-row>
          <table:table-cell table:style-name="Table2.A1" office:value-type="string">
            <text:p text:style-name="P25">Id</text:p>
          </table:table-cell>
          <table:table-cell table:style-name="Table2.A1" office:value-type="string">
            <text:p text:style-name="P26">Name</text:p>
          </table:table-cell>
          <table:table-cell table:style-name="Table2.C1" office:value-type="string">
            <text:p text:style-name="P26">Gender</text:p>
          </table:table-cell>
        </table:table-row>
      </table:table>
      <text:p text:style-name="P12"><draw:line text:anchor-type="paragraph" draw:z-index="0" draw:style-name="gr1" draw:text-style-name="P27" svg:x1="0.1783in" svg:y1="0.5528in" svg:x2="0.1575in" svg:y2="0.0319in"><text:p/></draw:line></text:p>
      <text:p text:style-name="P12"><text:s text:c="6"/>EMAILS</text:p>
      <table:table table:name="Table3" table:style-name="Table3">
        <table:table-column table:style-name="Table3.A"/>
        <table:table-column table:style-name="Table3.B"/>
        <table:table-row>
          <table:table-cell table:style-name="Table3.A1" office:value-type="string">
            <text:p text:style-name="P25">PersonId</text:p>
          </table:table-cell>
          <table:table-cell table:style-name="Table3.B1" office:value-type="string">
            <text:p text:style-name="P25">Email</text:p>
          </table:table-cell>
        </table:table-row>
      </table:table>
      <text:p text:style-name="P10"/>
      <text:list xml:id="list1890877623" text:continue-list="list319030211" text:style-name="Numbering_20_1">
        <text:list-item>
          <text:p text:style-name="Heading_20_2"><text:s/>English, ER and the relational model</text:p>
        </text:list-item>
      </text:list>
      <text:p text:style-name="Text_20_body">Of course, we can express the same knowledge from a database using natural language</text:p>
      <text:list xml:id="list1586505713" text:continue-numbering="true" text:style-name="Numbering_20_1">
        <text:list-item>
          <text:p text:style-name="Heading_20_2">Formalizing the model</text:p>
        </text:list-item>
      </text:list>
      <text:p text:style-name="P3">We define a <text:span text:style-name="T1">tuple</text:span><text:span text:style-name="T2"> as a mapping from names to values (a mapping is a partial function; you can also think of a tuple as a set of names, with a value associated with each name); we use the special value null to associate with a name when there is no other reasonable value for it (so we can get tuples with </text:span><text:soft-page-break/><text:span text:style-name="T2">the same set of attributes). We define a </text:span><text:span text:style-name="T1">relation</text:span><text:span text:style-name="T2"> as a set of tuples, all of the same type (that is, having the same set of names). A relation has two parts:</text:span></text:p>
      <text:list xml:id="list956375573" text:style-name="L5">
        <text:list-item>
          <text:p text:style-name="P18"><text:span text:style-name="T2">a</text:span><text:span text:style-name="T6"> <text:s/></text:span><text:span text:style-name="T4">schema</text:span><text:span text:style-name="T6"> (or </text:span><text:span text:style-name="T4">heading </text:span><text:span text:style-name="T6">, </text:span><text:span text:style-name="T4">or intension) </text:span><text:span text:style-name="T6"><text:s/>which is a mapping from names to domains (again, you can also think of it as a set of names, with a </text:span><text:span text:style-name="T4">type</text:span><text:span text:style-name="T6"> or</text:span><text:span text:style-name="T4"> domain </text:span><text:span text:style-name="T6">associated with each name); the domain is the set of all possible values the attribute could have associated in the body; basically the data type for the attribute. Notice that the special value null is, by default, a member of every basic domain.</text:span></text:p>
        </text:list-item>
        <text:list-item>
          <text:p text:style-name="P18"><text:span text:style-name="T6">a </text:span><text:span text:style-name="T4">body</text:span><text:span text:style-name="T6"> (or </text:span><text:span text:style-name="T4">extension</text:span><text:span text:style-name="T6">) which is a set of tuples (</text:span><text:span text:style-name="T4">or rows</text:span><text:span text:style-name="T6">)</text:span><text:span text:style-name="T4">, </text:span><text:span text:style-name="T2">all of them of the same type and compatible with the schema (basically </text:span><text:span text:style-name="T6">each of them having the same attribute names as the schema, and with values for each attribute from the corresponding domain).</text:span></text:p>
        </text:list-item>
      </text:list>
      <text:p text:style-name="P3"><text:span text:style-name="T6">Relations are associations between </text:span><text:span text:style-name="T4">values</text:span><text:span text:style-name="T6">, and as such, they are closely related to the mathematical concepts of relations and functions.</text:span></text:p>
      <text:p text:style-name="P3"><text:span text:style-name="T6">Remember that a </text:span><text:span text:style-name="T4">set</text:span><text:span text:style-name="T6"> is an unordered collection with no duplicates; that is, the order is not important, and there can be no duplicates; so, from the definition of a set and that of a relation we can infer the following properties of relations:</text:span></text:p>
      <text:list xml:id="list719385686" text:style-name="L6">
        <text:list-item>
          <text:p text:style-name="P21">There are no duplicate tuples (or rows)</text:p>
        </text:list-item>
        <text:list-item>
          <text:p text:style-name="P21">Tuples are unordered; that is, the order of the rows doesn't matter</text:p>
        </text:list-item>
        <text:list-item>
          <text:p text:style-name="P21">Attributes are unordered; that is, the order of the columns doesn't matter</text:p>
        </text:list-item>
        <text:list-item>
          <text:p text:style-name="P19"><text:span text:style-name="T6">The attribute names are unique within a relation</text:span><text:span text:style-name="T6"><text:note text:id="ftn1" text:note-class="footnote"><text:note-citation>1</text:note-citation><text:note-body><text:p text:style-name="Footnote">Notice that many people extend this requirement to the whole database, and require that the name of each attribute is unique across the whole database schema.</text:p></text:note-body></text:note></text:span><text:span text:style-name="T6">; this implies there is only one value per attribute for each tuple.</text:span></text:p>
        </text:list-item>
      </text:list>
      <text:p text:style-name="Heading_20_3">Keys</text:p>
      <text:p text:style-name="P3"><text:span text:style-name="T6">Since relations are sets of tuples, they can't contain duplicates; however, we normally have stronger constraints; in many relations there are sets of attributes for which there can be no duplicates; we normally call those sets </text:span><text:span text:style-name="T4">keys</text:span><text:span text:style-name="T6">. More formally, we have the following definitions:</text:span></text:p>
      <text:list xml:id="list1212520062" text:style-name="L7">
        <text:list-item>
          <text:p text:style-name="P20"><text:span text:style-name="T6">A </text:span><text:span text:style-name="T7">superkey</text:span><text:span text:style-name="T6"> is any set of attributes that is guaranteed to have unique values for each row in a relation.</text:span></text:p>
        </text:list-item>
        <text:list-item>
          <text:p text:style-name="P20"><text:span text:style-name="T6">A </text:span><text:span text:style-name="T7">candidate key</text:span><text:span text:style-name="T6"> is a minimal superkey; that is, a superkey that, if we take out any attribute, ceases to be a superkey.</text:span></text:p>
        </text:list-item>
        <text:list-item>
          <text:p text:style-name="P20"><text:span text:style-name="T6">A </text:span><text:span text:style-name="T7">prime attribute</text:span><text:span text:style-name="T6"> is any attribute which is part of a candidate key.</text:span></text:p>
        </text:list-item>
        <text:list-item>
          <text:p text:style-name="P20"><text:span text:style-name="T6">A </text:span><text:span text:style-name="T7">foreign key</text:span><text:span text:style-name="T6"> is a set of attributes in a relation <text:s/>whose values are taken from the set of values from a candidate key (usually the primary key) of some other relation.</text:span></text:p>
        </text:list-item>
        <text:list-item>
          <text:p text:style-name="P22"><text:span text:style-name="T6">The </text:span><text:span text:style-name="T7">primary key</text:span><text:span text:style-name="T6"> of a relation is a candidate key that we choose to be used for foreign keys from other relations.</text:span></text:p>
        </text:list-item>
      </text:list>
      <text:p text:style-name="P4">Notice that in many cases a key is composed of just one attribute. Also, the set of all attributes in a relation is always a superkey, which implies that every relation has at least one candidate key. Although it is not a requirement to choose a primary key, we assume that one will always be chosen, and that all foreign key references to a given relation will be through that primary key.</text:p>
      <text:p text:style-name="Text_20_body">Keys are used to guarantee the integrity of the data. We have the following integrity rules:</text:p>
      <text:list xml:id="list35100074" text:style-name="L8">
        <text:list-item>
          <text:p text:style-name="P23">The <text:span text:style-name="T1">entity integrity rule</text:span><text:span text:style-name="T2"> stipulates that no prime attribute can be null; in particular, no attribute </text:span><text:soft-page-break/><text:span text:style-name="T2">which is part of the primary key can be null.</text:span></text:p>
        </text:list-item>
        <text:list-item>
          <text:p text:style-name="P23"><text:span text:style-name="T2">The </text:span><text:span text:style-name="T1">referential integrity rule</text:span><text:span text:style-name="T2"> stipulates that for foreign keys, either the attributes match the value of some row in the corresponding relation, or the foreign key is null.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6" style:next-style-name="Text_20_body" style:list-style-name="" style:class="text" style:master-page-name="">
      <style:paragraph-properties style:page-number="auto"/>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2">
        <style:list-level-properties text:space-before="0.5909in" text:min-label-width="0.1965in"/>
      </text:list-level-style-number>
      <text:list-level-style-number text:level="5" text:style-name="Numbering_20_Symbols" style:num-suffix="." style:num-format="1" text:display-levels="2">
        <style:list-level-properties text:space-before="0.7874in" text:min-label-width="0.1965in"/>
      </text:list-level-style-number>
      <text:list-level-style-number text:level="6" text:style-name="Numbering_20_Symbols" style:num-suffix="." style:num-format="1" text:display-levels="2">
        <style:list-level-properties text:space-before="0.9846in" text:min-label-width="0.1965in"/>
      </text:list-level-style-number>
      <text:list-level-style-number text:level="7" text:style-name="Numbering_20_Symbols" style:num-suffix="." style:num-format="1" text:display-levels="2">
        <style:list-level-properties text:space-before="1.1815in" text:min-label-width="0.1965in"/>
      </text:list-level-style-number>
      <text:list-level-style-number text:level="8" text:style-name="Numbering_20_Symbols" style:num-suffix="." style:num-format="1" text:display-levels="2">
        <style:list-level-properties text:space-before="1.3787in" text:min-label-width="0.1965in"/>
      </text:list-level-style-number>
      <text:list-level-style-number text:level="9" text:style-name="Numbering_20_Symbols" style:num-suffix="." style:num-format="1" text:display-levels="2">
        <style:list-level-properties text:space-before="1.5752in" text:min-label-width="0.1965in"/>
      </text:list-level-style-number>
      <text:list-level-style-number text:level="10" text:style-name="Numbering_20_Symbols" style:num-suffix="." style:num-format="1" text:display-levels="2">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65in" text:min-label-width="0.1965in"/>
      </text:list-level-style-number>
      <text:list-level-style-number text:level="3" text:style-name="Numbering_20_Symbols" style:num-prefix=" " style:num-suffix=" " style:num-format="1" text:display-levels="2">
        <style:list-level-properties text:space-before="0.3929in" text:min-label-width="0.3937in"/>
      </text:list-level-style-number>
      <text:list-level-style-number text:level="4" text:style-name="Numbering_20_Symbols" style:num-prefix=" " style:num-suffix=" " style:num-format="1" text:display-levels="3">
        <style:list-level-properties text:space-before="0.7866in" text:min-label-width="0.4925in"/>
      </text:list-level-style-number>
      <text:list-level-style-number text:level="5" text:style-name="Numbering_20_Symbols" style:num-prefix=" " style:num-suffix=" " style:num-format="1" text:display-levels="3">
        <style:list-level-properties text:space-before="1.2791in" text:min-label-width="0.5902in"/>
      </text:list-level-style-number>
      <text:list-level-style-number text:level="6" text:style-name="Numbering_20_Symbols" style:num-prefix=" " style:num-suffix=" " style:num-format="1" text:display-levels="3">
        <style:list-level-properties text:space-before="1.8693in" text:min-label-width="0.7091in"/>
      </text:list-level-style-number>
      <text:list-level-style-number text:level="7" text:style-name="Numbering_20_Symbols" style:num-prefix=" " style:num-suffix=" " style:num-format="1" text:display-levels="3">
        <style:list-level-properties text:space-before="2.5783in" text:min-label-width="0.9055in"/>
      </text:list-level-style-number>
      <text:list-level-style-number text:level="8" text:style-name="Numbering_20_Symbols" style:num-prefix=" " style:num-suffix=" " style:num-format="1" text:display-levels="3">
        <style:list-level-properties text:space-before="3.4839in" text:min-label-width="1.0236in"/>
      </text:list-level-style-number>
      <text:list-level-style-number text:level="9" text:style-name="Numbering_20_Symbols" style:num-prefix=" " style:num-suffix=" " style:num-format="1" text:display-levels="3">
        <style:list-level-properties text:space-before="4.5075in" text:min-label-width="1.1028in"/>
      </text:list-level-style-number>
      <text:list-level-style-number text:level="10" text:style-name="Numbering_20_Symbols" style:num-prefix=" " style:num-suffix=" " style:num-format="1" text:display-levels="3">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The Relational Model <text:tab/><text:page-number text:select-page="current">5</text:page-number> of <text:page-count>5</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1-23T14:14:10</dc:date>
    <meta:keyword>Modeling</meta:keyword>
    <meta:keyword>Databases</meta:keyword>
    <dc:language>en-US</dc:language>
    <meta:editing-cycles>55</meta:editing-cycles>
    <meta:editing-duration>PT31H12M34S</meta:editing-duration>
    <dc:creator>Orlando Karam</dc:creator>
    <meta:document-statistic meta:table-count="8" meta:image-count="0" meta:object-count="0" meta:page-count="5" meta:paragraph-count="147" meta:word-count="1686" meta:character-count="9316"/>
    <meta:user-defined meta:name="Info 1"/>
    <meta:user-defined meta:name="Info 2"/>
    <meta:user-defined meta:name="Info 3"/>
    <meta:user-defined meta:name="Info 4"/>
  </office:meta>
</office:document-meta>
</file>